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IndexContentHandler.endElement( String namespaceURI , String localName , String q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uceneIndexContentHandl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setFieldTags( HashSet field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characters( char [ ] ch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Index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ContentHandler.LuceneIndex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IndexContentHandl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IndexContentHandler.isFieldTag( String 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IndexContentHandler.all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